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636" officeooo:paragraph-rsid="000b2636"/>
    </style:style>
    <style:style style:name="P2" style:family="paragraph" style:parent-style-name="Standard">
      <style:text-properties fo:font-weight="bold" officeooo:rsid="000b2636" officeooo:paragraph-rsid="000b2636" style:font-weight-asian="bold" style:font-weight-complex="bold"/>
    </style:style>
    <style:style style:name="P3" style:family="paragraph" style:parent-style-name="Standard">
      <style:text-properties style:text-line-through-style="solid" style:text-line-through-type="single" officeooo:rsid="000b2636" officeooo:paragraph-rsid="000b2636"/>
    </style:style>
    <style:style style:name="P4" style:family="paragraph" style:parent-style-name="Standard">
      <style:text-properties style:text-line-through-style="none" style:text-line-through-type="none" officeooo:rsid="000b45ea" officeooo:paragraph-rsid="000b45ea"/>
    </style:style>
    <style:style style:name="P5" style:family="paragraph" style:parent-style-name="Standard">
      <style:text-properties style:text-line-through-style="none" style:text-line-through-type="none" officeooo:rsid="000bf992" officeooo:paragraph-rsid="000bf992"/>
    </style:style>
    <style:style style:name="P6" style:family="paragraph" style:parent-style-name="Standard">
      <style:text-properties style:text-line-through-style="none" style:text-line-through-type="none" fo:font-weight="bold" officeooo:rsid="000df359" officeooo:paragraph-rsid="000df359" style:font-weight-asian="bold" style:font-weight-complex="bold"/>
    </style:style>
    <style:style style:name="P7" style:family="paragraph" style:parent-style-name="Standard">
      <style:text-properties style:text-line-through-style="none" style:text-line-through-type="none" fo:font-weight="bold" officeooo:rsid="000f6ec2" officeooo:paragraph-rsid="000f6ec2" style:font-weight-asian="bold" style:font-weight-complex="bold"/>
    </style:style>
    <style:style style:name="P8" style:family="paragraph" style:parent-style-name="Standard">
      <style:text-properties style:text-line-through-style="none" style:text-line-through-type="none" fo:font-weight="bold" officeooo:rsid="001026b1" officeooo:paragraph-rsid="0012191e" style:font-weight-asian="bold" style:font-weight-complex="bold"/>
    </style:style>
    <style:style style:name="P9" style:family="paragraph" style:parent-style-name="Standard">
      <style:text-properties style:text-line-through-style="none" style:text-line-through-type="none" officeooo:rsid="000f144b" officeooo:paragraph-rsid="000f144b"/>
    </style:style>
    <style:style style:name="P10" style:family="paragraph" style:parent-style-name="Standard">
      <style:text-properties style:text-line-through-style="none" style:text-line-through-type="none" officeooo:rsid="000f6ec2" officeooo:paragraph-rsid="000f6ec2"/>
    </style:style>
    <style:style style:name="P11" style:family="paragraph" style:parent-style-name="Standard">
      <style:text-properties style:text-line-through-style="none" style:text-line-through-type="none" fo:font-weight="normal" officeooo:rsid="001026b1" officeooo:paragraph-rsid="0012191e" style:font-weight-asian="normal" style:font-weight-complex="normal"/>
    </style:style>
    <style:style style:name="P12" style:family="paragraph" style:parent-style-name="Standard">
      <style:text-properties style:text-line-through-style="none" style:text-line-through-type="none" fo:font-weight="normal" officeooo:rsid="001026b1" officeooo:paragraph-rsid="000bf992" style:font-weight-asian="normal" style:font-weight-complex="normal"/>
    </style:style>
    <style:style style:name="P13" style:family="paragraph" style:parent-style-name="Standard">
      <style:text-properties style:text-line-through-style="solid" style:text-line-through-type="single" officeooo:rsid="000f6ec2" officeooo:paragraph-rsid="000f6ec2"/>
    </style:style>
    <style:style style:name="P14" style:family="paragraph" style:parent-style-name="Standard">
      <style:text-properties style:text-line-through-style="none" style:text-line-through-type="none" fo:font-weight="normal" officeooo:rsid="001026b1" officeooo:paragraph-rsid="000f6ec2" style:font-weight-asian="normal" style:font-weight-complex="normal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officeooo:rsid="000bf992"/>
    </style:style>
    <style:style style:name="T3" style:family="text">
      <style:text-properties officeooo:rsid="001026b1"/>
    </style:style>
    <style:style style:name="T4" style:family="text">
      <style:text-properties officeooo:rsid="00144cd0"/>
    </style:style>
    <style:style style:name="T5" style:family="text">
      <style:text-properties style:text-line-through-style="none" style:text-line-through-type="none"/>
    </style:style>
    <style:style style:name="T6" style:family="text">
      <style:text-properties style:text-line-through-style="none" style:text-line-through-type="none" officeooo:rsid="00158e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kniikat</text:p>
      <text:p text:style-name="P1">- React</text:p>
      <text:p text:style-name="P1">- node</text:p>
      <text:p text:style-name="P1"/>
      <text:p text:style-name="P1">Tallennetaan tietoa</text:p>
      <text:p text:style-name="P1">- mongo</text:p>
      <text:p text:style-name="P1"/>
      <text:p text:style-name="P2">0-sprintti</text:p>
      <text:p text:style-name="P1"/>
      <text:p text:style-name="P1">ympäristö pystyyn</text:p>
      <text:p text:style-name="P1">staging</text:p>
      <text:p text:style-name="P1">dokumentaatio</text:p>
      <text:p text:style-name="P1">logit</text:p>
      <text:p text:style-name="P1"/>
      <text:p text:style-name="P1">Backlog: </text:p>
      <text:p text:style-name="P1">- google sheets</text:p>
      <text:p text:style-name="P3"/>
      <text:p text:style-name="P9">Organisaatio</text:p>
      <text:p text:style-name="P9">- Esim github → linkki stackiin</text:p>
      <text:p text:style-name="P3"/>
      <text:p text:style-name="P6">Taskit</text:p>
      <text:p text:style-name="P6"/>
      <text:p text:style-name="P4">Quest</text:p>
      <text:p text:style-name="P4">- Title</text:p>
      <text:p text:style-name="P4">- Description</text:p>
      <text:p text:style-name="P4">- Unlockaa koodilla joka on paikassa X</text:p>
      <text:p text:style-name="P4"/>
      <text:p text:style-name="P5">Quest-tyyppejä</text:p>
      <text:p text:style-name="P5">- Kirjoita tunnuskoodi</text:p>
      <text:p text:style-name="P5">- Paikkatietoquestit → esim <text:span text:style-name="T1">joku</text:span> muu samalla kurssilla siellä samaan aikaan</text:p>
      <text:p text:style-name="P4"/>
      <text:p text:style-name="P4">→<text:span text:style-name="T2"> Quest kategoriat myöhemmin</text:span></text:p>
      <text:p text:style-name="P4"/>
      <text:p text:style-name="P4">Questien valinta:</text:p>
      <text:p text:style-name="P4">- Tarjotaan käyttäjille, esim lista + checkmarkit kun completed</text:p>
      <text:p text:style-name="P4">- Annetaan(ko) pisteitä, eri määriä eri questeille → pistelaskuri</text:p>
      <text:p text:style-name="P4">- Pisteiden tarkotus → kilpailua+leaderboard → Kurssilla pisteistä kurssipisteitä</text:p>
      <text:p text:style-name="P4"/>
      <text:p text:style-name="P5">Profiilit</text:p>
      <text:p text:style-name="P5">- Luominen: automaattinen, myöhemmin voi säätää settings</text:p>
      <text:p text:style-name="P5">→ Aluksi voidaan ajatella että käytetään vain yhdellä laitteella</text:p>
      <text:p text:style-name="P5">- Tunnuksiin ominaisuus luoda/liittää TMC-tunnus myöhemmin</text:p>
      <text:p text:style-name="P5"/>
      <text:p text:style-name="P12"/>
      <text:p text:style-name="P7">Ryhmän aikataulu</text:p>
      <text:p text:style-name="P5"/>
      <text:p text:style-name="P10">- Maanantaisin klo 14 viikko käyntiin</text:p>
      <text:p text:style-name="P10">- Tiistaisin alustavasti ei</text:p>
      <text:p text:style-name="P10">- Keskiviikko</text:p>
      <text:p text:style-name="P10">- <text:span text:style-name="T4">Torstaisin 12→</text:span></text:p>
      <text:p text:style-name="P13">-<text:span text:style-name="T5"> </text:span><text:span text:style-name="T6">Perjantaisin ei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0:30:13.760720028</meta:creation-date>
    <dc:date>2018-01-18T12:41:07.934902285</dc:date>
    <meta:editing-duration>PT29M3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130" meta:character-count="914" meta:non-whitespace-character-count="820"/>
  </office:meta>
</office:document-meta>
</file>